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2" style:family="paragraph" style:parent-style-name="CabecalhoTabela">
      <style:paragraph-properties style:snap-to-layout-grid="false"/>
    </style:style>
    <style:style style:name="P23" style:family="paragraph" style:parent-style-name="CabecalhoTabela">
      <style:paragraph-properties style:snap-to-layout-grid="false"/>
      <style:text-properties officeooo:paragraph-rsid="0002101b"/>
    </style:style>
    <style:style style:name="P24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5" style:family="paragraph" style:parent-style-name="Standard" style:list-style-name="">
      <style:paragraph-properties fo:margin-left="1.249cm" fo:margin-right="0cm" fo:text-indent="0cm" style:auto-text-indent="false"/>
      <style:text-properties fo:font-size="11pt" officeooo:paragraph-rsid="0026edb8" style:font-size-asian="11pt" style:font-size-complex="11pt"/>
    </style:style>
    <style:style style:name="P2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4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26ed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size="11pt" officeooo:paragraph-rsid="0026edb8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6edb8" style:font-weight-asian="bold" style:font-weight-complex="bold"/>
    </style:style>
    <style:style style:name="T3" style:family="text">
      <style:text-properties fo:font-weight="bold" style:font-name-asian="Arial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officeooo:rsid="0002101b"/>
    </style:style>
    <style:style style:name="T6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23233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237dc9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1" fo:font-size="11pt" fo:language="pt" fo:country="BR" officeooo:rsid="000f583d" style:letter-kerning="true" style:font-name-asian="Times New Roman" style:font-size-asian="11pt" style:language-asian="zh" style:country-asian="CN" style:font-name-complex="Arial1" style:font-size-complex="11pt" style:language-complex="ar" style:country-complex="SA"/>
    </style:style>
    <style:style style:name="T15" style:family="text">
      <style:text-properties style:use-window-font-color="true" style:font-name="Arial1" fo:font-size="11pt" fo:language="pt" fo:country="BR" officeooo:rsid="002a3e62" style:letter-kerning="true" style:font-name-asian="Times New Roman" style:font-size-asian="11pt" style:language-asian="zh" style:country-asian="CN" style:font-name-complex="Arial1" style:font-size-complex="11pt" style:language-complex="ar" style:country-complex="SA"/>
    </style:style>
    <style:style style:name="T16" style:family="text">
      <style:text-properties style:use-window-font-color="true" style:font-name="Arial1" fo:font-size="11pt" fo:language="pt" fo:country="BR" officeooo:rsid="000f583d" style:letter-kerning="true" style:font-name-asian="Arial" style:font-size-asian="11pt" style:language-asian="zh" style:country-asian="CN" style:font-name-complex="Arial1" style:font-size-complex="11pt" style:language-complex="ar" style:country-complex="SA"/>
    </style:style>
    <style:style style:name="T17" style:family="text">
      <style:text-properties style:use-window-font-color="true" style:font-name="Arial1" fo:language="pt" fo:country="BR" officeooo:rsid="000f583d" style:letter-kerning="true" style:font-name-asian="Times New Roman" style:language-asian="zh" style:country-asian="CN" style:font-name-complex="Arial1" style:language-complex="ar" style:country-complex="SA"/>
    </style:style>
    <style:style style:name="T18" style:family="text">
      <style:text-properties style:use-window-font-color="true" style:font-name="Arial1" fo:language="pt" fo:country="BR" officeooo:rsid="002a3e62" style:letter-kerning="true" style:font-name-asian="Times New Roman" style:language-asian="zh" style:country-asian="CN" style:font-name-complex="Arial1" style:language-complex="ar" style:country-complex="SA"/>
    </style:style>
    <style:style style:name="T19" style:family="text">
      <style:text-properties style:use-window-font-color="true" style:font-name="Arial1" fo:language="pt" fo:country="BR" officeooo:rsid="000f583d" style:letter-kerning="true" style:font-name-asian="Arial" style:language-asian="zh" style:country-asian="CN" style:font-name-complex="Arial1" style:language-complex="ar" style:country-complex="SA"/>
    </style:style>
    <style:style style:name="T20" style:family="text">
      <style:text-properties fo:font-size="11pt" style:font-name-asian="Times New Roman" style:font-size-asian="11pt"/>
    </style:style>
    <style:style style:name="T21" style:family="text">
      <style:text-properties fo:font-size="11pt" officeooo:rsid="00023a1f" style:font-name-asian="Times New Roman" style:font-size-asian="11pt" style:font-size-complex="11pt"/>
    </style:style>
    <style:style style:name="T22" style:family="text">
      <style:text-properties fo:font-size="10pt" style:font-name-asian="Times New Roman" style:font-size-asian="10pt"/>
    </style:style>
    <style:style style:name="T23" style:family="text">
      <style:text-properties fo:font-size="10pt" officeooo:rsid="004b5cce" style:font-name-asian="Times New Roman" style:font-size-asian="10pt"/>
    </style:style>
    <style:style style:name="T24" style:family="text">
      <style:text-properties fo:font-size="10pt" officeooo:rsid="000cf120" style:font-name-asian="Times New Roman" style:font-size-asian="10pt"/>
    </style:style>
    <style:style style:name="T25" style:family="text">
      <style:text-properties fo:font-size="10pt" officeooo:rsid="000f583d" style:font-name-asian="Times New Roman" style:font-size-asian="10pt"/>
    </style:style>
    <style:style style:name="T26" style:family="text">
      <style:text-properties fo:font-size="10pt" style:font-size-asian="10pt"/>
    </style:style>
    <style:style style:name="T27" style:family="text">
      <style:text-properties fo:font-size="10pt" officeooo:rsid="000f583d" style:font-size-asian="10pt"/>
    </style:style>
    <style:style style:name="T28" style:family="text">
      <style:text-properties officeooo:rsid="00115311"/>
    </style:style>
    <style:style style:name="T29" style:family="text">
      <style:text-properties officeooo:rsid="0014c467"/>
    </style:style>
    <style:style style:name="T30" style:family="text">
      <style:text-properties officeooo:rsid="0015e993"/>
    </style:style>
    <style:style style:name="T31" style:family="text">
      <style:text-properties officeooo:rsid="0018d1b4"/>
    </style:style>
    <style:style style:name="T32" style:family="text">
      <style:text-properties officeooo:rsid="0017e711"/>
    </style:style>
    <style:style style:name="T33" style:family="text">
      <style:text-properties officeooo:rsid="001fa425"/>
    </style:style>
    <style:style style:name="T34" style:family="text">
      <style:text-properties officeooo:rsid="000e6f81"/>
    </style:style>
    <style:style style:name="T35" style:family="text">
      <style:text-properties officeooo:rsid="000f583d"/>
    </style:style>
    <style:style style:name="T36" style:family="text">
      <style:text-properties officeooo:rsid="001c9a1c"/>
    </style:style>
    <style:style style:name="T37" style:family="text">
      <style:text-properties officeooo:rsid="00206efe"/>
    </style:style>
    <style:style style:name="T38" style:family="text">
      <style:text-properties style:font-name="Arial1" fo:font-weight="bold" style:font-weight-asian="bold" style:font-name-complex="Arial1" style:font-weight-complex="bold"/>
    </style:style>
    <style:style style:name="T39" style:family="text">
      <style:text-properties style:font-name="Arial1" style:font-name-complex="Arial1"/>
    </style:style>
    <style:style style:name="T40" style:family="text">
      <style:text-properties style:font-name="Arial1" style:font-name-asian="Arial" style:font-name-complex="Arial1"/>
    </style:style>
    <style:style style:name="T41" style:family="text">
      <style:text-properties fo:color="#000000" style:font-name="Arial1" style:font-name-complex="Arial1"/>
    </style:style>
    <style:style style:name="T42" style:family="text">
      <style:text-properties fo:color="#000000" style:font-name="Arial1" style:font-name-asian="Arial" style:font-name-complex="Arial1"/>
    </style:style>
    <style:style style:name="T43" style:family="text">
      <style:text-properties officeooo:rsid="0026edb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5">GRH</text:span> – Gestão de <text:span text:style-name="T5">Recursos Humanos</text:span></text:p>
      <text:p text:style-name="P7"/>
      <text:p text:style-name="P5">Documento de Especificação de Caso de Uso</text:p>
      <text:p text:style-name="P5"/>
      <text:p text:style-name="P6">UC<text:span text:style-name="T36">25</text:span> – <text:span text:style-name="T30">Avaliar Participação no Seminário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Data</text:p>
          </table:table-cell>
          <table:table-cell table:style-name="Tabela1.A1" office:value-type="string">
            <text:p text:style-name="P22">Versão</text:p>
          </table:table-cell>
          <table:table-cell table:style-name="Tabela1.A1" office:value-type="string">
            <text:p text:style-name="P23">Responsável</text:p>
          </table:table-cell>
          <table:table-cell table:style-name="Tabela1.D1" office:value-type="string">
            <text:p text:style-name="P22">Alteração</text:p>
          </table:table-cell>
        </table:table-row>
        <table:table-row table:style-name="Tabela1.1">
          <table:table-cell table:style-name="Tabela1.A1" office:value-type="string">
            <text:p text:style-name="P18"><text:span text:style-name="T29">28/09/</text:span>2015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21">Rayson Santos de Lima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D3" office:value-type="string">
            <text:p text:style-name="P31"/>
          </table:table-cell>
        </table:table-row>
        <table:table-row table:style-name="Tabela1.1"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A3" office:value-type="string">
            <text:p text:style-name="P20"/>
          </table:table-cell>
          <table:table-cell table:style-name="Tabela1.D3" office:value-type="string">
            <text:p text:style-name="P32"/>
          </table:table-cell>
        </table:table-row>
      </table:table>
      <text:section text:style-name="Sect1" text:name="Seção1">
        <text:list xml:id="list6060278806164605384" text:style-name="WW8Num2">
          <text:list-item>
            <text:h text:style-name="P26" text:outline-level="1"><text:bookmark-start text:name="_Ref418497390"/><text:bookmark-start text:name="_Ref439573339"/>CASOS DE USO: <text:span text:style-name="T36">avaliar participação no seminário</text:span></text:h>
            <text:list>
              <text:list-item>
                <text:h text:style-name="P27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4"><text:span text:style-name="Fonte_20_parág._20_padrão"><text:span text:style-name="T6">Este caso de uso descreve o processo em que </text:span></text:span><text:span text:style-name="Fonte_20_parág._20_padrão"><text:span text:style-name="T7">o </text:span></text:span><text:span text:style-name="Fonte_20_parág._20_padrão"><text:span text:style-name="T8">coordenador</text:span></text:span><text:span text:style-name="Fonte_20_parág._20_padrão"><text:span text:style-name="T7"> </text:span></text:span><text:span text:style-name="Fonte_20_parág._20_padrão"><text:span text:style-name="T8">avalia </text:span></text:span><text:span text:style-name="Fonte_20_parág._20_padrão"><text:span text:style-name="T9">a participação d</text:span></text:span><text:span text:style-name="Fonte_20_parág._20_padrão"><text:span text:style-name="T8">o </text:span></text:span><text:span text:style-name="Fonte_20_parág._20_padrão"><text:span text:style-name="T9">estagi</text:span></text:span><text:span text:style-name="Fonte_20_parág._20_padrão"><text:span text:style-name="T10">á</text:span></text:span><text:span text:style-name="Fonte_20_parág._20_padrão"><text:span text:style-name="T9">rio no seminário</text:span></text:span></text:p>
        <text:list xml:id="list181934836152927" text:continue-numbering="true" text:style-name="WW8Num2">
          <text:list-item>
            <text:list>
              <text:list-item>
                <text:h text:style-name="P29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4">Atores</text:span><text:span text:style-name="Fonte_20_parág._20_padrão3"><text:span text:style-name="T3"> </text:span></text:span><text:span text:style-name="T4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31">Coordenador.</text:span></text:p>
        <text:list xml:id="list181934836179664" text:continue-numbering="true" text:style-name="WW8Num2">
          <text:list-item>
            <text:list>
              <text:list-item>
                <text:h text:style-name="P28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4">Fluxo</text:span><text:span text:style-name="Fonte_20_parág._20_padrão3"><text:span text:style-name="T3"> </text:span></text:span><text:span text:style-name="T4">Básico</text:span><text:bookmark-end text:name="_Ref162424072"/></text:h>
              </text:list-item>
            </text:list>
          </text:list-item>
        </text:list>
        <text:p text:style-name="P2">1.<text:tab/><text:span text:style-name="T32">Coordenador seleciona a opção de “Acompanhamento de Avaliação” do estagiário</text:span></text:p>
        <text:p text:style-name="P2"><text:span text:style-name="T33">2</text:span>.<text:tab/><text:span text:style-name="T34">Sistema exibe informações do acompanhamento da avaliação do estagiário</text:span></text:p>
        <text:p text:style-name="P3">3.<text:tab/>Coordenador seleciona a opção de <text:span text:style-name="T31">avaliar participação do estagiário no seminário</text:span></text:p>
        <text:p text:style-name="P3">4.<text:tab/><text:span text:style-name="T31">Sistema pede que o coordenador informe uma nota e um cometário sobre a participação do estagiário.</text:span></text:p>
        <text:p text:style-name="P4">5.<text:tab/>Coordenador <text:span text:style-name="T37">informa os dados requeridos e </text:span>confirma a operação</text:p>
        <text:p text:style-name="P4">6.<text:tab/>Sistema mostra mensagem de confirmação</text:p>
        <text:p text:style-name="P16"><text:bookmark-end text:name="_Ref88992566"/></text:p>
        <text:p text:style-name="P15"><text:span text:style-name="T11">1.</text:span><text:span text:style-name="T12">4</text:span><text:span text:style-name="T11"><text:tab/>Fluxos </text:span><text:span text:style-name="T13">Alternativos</text:span></text:p>
        <text:p text:style-name="P39"><text:tab/><text:span text:style-name="T43">1.4.1 </text:span><text:span text:style-name="T2">Passo 4 </text:span><text:span text:style-name="T38">Dados Obrigatórios não informados</text:span></text:p>
        <text:p text:style-name="P25"><text:span text:style-name="T41">1. Se</text:span><text:span text:style-name="T42"> </text:span><text:span text:style-name="T41">o</text:span><text:span text:style-name="T42"> usuário</text:span><text:span text:style-name="T40"> </text:span><text:span text:style-name="T41">não</text:span><text:span text:style-name="T42"> </text:span><text:span text:style-name="T41">tiver</text:span><text:span text:style-name="T42"> </text:span><text:span text:style-name="T41">informado</text:span><text:span text:style-name="T42"> </text:span><text:span text:style-name="T41">os</text:span><text:span text:style-name="T42"> </text:span><text:span text:style-name="T41">dados</text:span><text:span text:style-name="T42"> </text:span><text:span text:style-name="T41">obrigatórios</text:span></text:p>
        <text:p text:style-name="P25"><text:span text:style-name="T41"/></text:p>
        <text:p text:style-name="P25"><text:span text:style-name="T39">2. O</text:span><text:span text:style-name="T40"> </text:span><text:span text:style-name="T39">sistema</text:span><text:span text:style-name="T40"> </text:span><text:span text:style-name="T39">exibe</text:span><text:span text:style-name="T40"> </text:span><text:span text:style-name="T39">uma</text:span><text:span text:style-name="T40"> </text:span><text:span text:style-name="T39">mensagem</text:span><text:span text:style-name="T40"> </text:span><text:span text:style-name="T39">informando</text:span><text:span text:style-name="T40"> </text:span><text:span text:style-name="T41">quais</text:span><text:span text:style-name="T42"> </text:span><text:span text:style-name="T41">dados</text:span><text:span text:style-name="T42"> </text:span><text:span text:style-name="T41">não</text:span><text:span text:style-name="T42"> </text:span><text:span text:style-name="T41">foram</text:span><text:span text:style-name="T42"> </text:span><text:span text:style-name="T41">preenchidos;</text:span></text:p>
        <text:p text:style-name="P40"><text:span text:style-name="T17"><text:tab/><text:tab/>3. O</text:span><text:span text:style-name="T19"> </text:span><text:span text:style-name="T17">caso</text:span><text:span text:style-name="T19"> </text:span><text:span text:style-name="T17">de</text:span><text:span text:style-name="T19"> </text:span><text:span text:style-name="T17">uso</text:span><text:span text:style-name="T19"> </text:span><text:span text:style-name="T17">retorna,</text:span><text:span text:style-name="T19"> </text:span><text:span text:style-name="T17">com</text:span><text:span text:style-name="T19"> </text:span><text:span text:style-name="T17">os</text:span><text:span text:style-name="T19"> </text:span><text:span text:style-name="T17">dados</text:span><text:span text:style-name="T19"> </text:span><text:span text:style-name="T17">do</text:span><text:span text:style-name="T19"> </text:span><text:span text:style-name="T17">cadastro</text:span><text:span text:style-name="T19"> </text:span><text:span text:style-name="T17">recém-configurado,</text:span><text:span text:style-name="T19"> </text:span><text:span text:style-name="T18">ao passo 4</text:span></text:p>
        <text:p text:style-name="P12"><text:soft-page-break/></text:p>
        <text:p text:style-name="P15"><text:span text:style-name="T11">1.</text:span><text:span text:style-name="T13">5</text:span><text:span text:style-name="T11"><text:tab/>Fluxos de Exceção</text:span></text:p>
        <text:p text:style-name="P13"><text:tab/><text:span text:style-name="T35">Não se aplica</text:span></text:p>
        <text:p text:style-name="P9"/>
        <text:list xml:id="list9010132557381042432" text:style-name="L1">
          <text:list-header>
            <text:p text:style-name="P35"><text:span text:style-name="T23">1.</text:span><text:span text:style-name="T25">6</text:span><text:span text:style-name="T21"> <text:tab/>Pré-Condições</text:span></text:p>
          </text:list-header>
        </text:list>
        <text:p text:style-name="P10">Usuário Autenticado</text:p>
        <text:p text:style-name="P10">Para que o caso de uso seja iniciado é necessário que o usuário esteja autenticando no sistema e possua permissão de acesso a esta funcionalidade</text:p>
        <text:p text:style-name="P11"/>
        <text:list xml:id="list181934852171716" text:continue-numbering="true" text:style-name="L1">
          <text:list-header>
            <text:p text:style-name="P36"><text:span text:style-name="T22">1.</text:span><text:span text:style-name="T24">6</text:span><text:span text:style-name="T22"> </text:span><text:span text:style-name="T20"><text:tab/>Pós-Condições</text:span></text:p>
            <text:p text:style-name="P37"/>
            <text:p text:style-name="P34"><text:span text:style-name="T26">1.</text:span><text:span text:style-name="T27">7</text:span><text:span text:style-name="T26"> </text:span><text:tab/>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text:span text:style-name="T28">Regras de Negócio</text:span></text:p>
          </text:list-header>
        </text:list>
        <text:p text:style-name="P14"><text:s text:c="2"/><text:tab/>Não se aplica</text:p>
        <text:list xml:id="list181934852165506" text:continue-numbering="true" text:style-name="L1">
          <text:list-item>
            <text:list>
              <text:list-item>
                <text:list>
                  <text:list-header>
                    <text:p text:style-name="P38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8:19:34.723000000</dc:date>
    <meta:print-date>2007-05-07T23:41:00</meta:print-date>
    <meta:editing-cycles>43</meta:editing-cycles>
    <meta:editing-duration>PT1H35M49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7" meta:word-count="229" meta:character-count="1441" meta:non-whitespace-character-count="124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